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b942" officeooo:paragraph-rsid="0015b942"/>
    </style:style>
    <style:style style:name="P2" style:family="paragraph" style:parent-style-name="Standard">
      <style:paragraph-properties fo:text-align="center" style:justify-single-word="false"/>
      <style:text-properties officeooo:rsid="0015b942" officeooo:paragraph-rsid="0015b942"/>
    </style:style>
    <style:style style:name="P3" style:family="paragraph" style:parent-style-name="Standard">
      <style:paragraph-properties fo:text-align="start" style:justify-single-word="false"/>
      <style:text-properties officeooo:paragraph-rsid="0015b942"/>
    </style:style>
    <style:style style:name="P4" style:family="paragraph" style:parent-style-name="Standard">
      <style:paragraph-properties fo:text-align="start" style:justify-single-word="false"/>
      <style:text-properties officeooo:paragraph-rsid="0016911f"/>
    </style:style>
    <style:style style:name="P5" style:family="paragraph" style:parent-style-name="Standard">
      <style:paragraph-properties fo:text-align="start" style:justify-single-word="false"/>
      <style:text-properties officeooo:paragraph-rsid="001e5de8"/>
    </style:style>
    <style:style style:name="P6" style:family="paragraph" style:parent-style-name="Standard">
      <style:paragraph-properties fo:text-align="start" style:justify-single-word="false"/>
      <style:text-properties officeooo:rsid="001fb62b" officeooo:paragraph-rsid="001fb62b"/>
    </style:style>
    <style:style style:name="P7" style:family="paragraph" style:parent-style-name="Standard">
      <style:paragraph-properties fo:text-align="start" style:justify-single-word="false"/>
      <style:text-properties officeooo:rsid="00224ae4" officeooo:paragraph-rsid="00224ae4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b942" officeooo:paragraph-rsid="0015b94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e6d0" officeooo:paragraph-rsid="0016911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7e6d0" officeooo:paragraph-rsid="0017e6d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911f" officeooo:paragraph-rsid="0016911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acd40" officeooo:paragraph-rsid="001acd4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c9169" officeooo:paragraph-rsid="001c91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e5de8" officeooo:paragraph-rsid="001e5de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4782" officeooo:paragraph-rsid="001f478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86096" officeooo:paragraph-rsid="0028609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9dd7f" officeooo:paragraph-rsid="0029dd7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7c3c" officeooo:paragraph-rsid="0029dd7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a7c3c" officeooo:paragraph-rsid="002a7c3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b16c0" officeooo:paragraph-rsid="002b16c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c3ead" officeooo:paragraph-rsid="002c3ea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d0da2" officeooo:paragraph-rsid="002d0da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e0e03" officeooo:paragraph-rsid="002e0e0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e7e77" officeooo:paragraph-rsid="002e7e7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fe65c" officeooo:paragraph-rsid="002fe65c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c9211e" officeooo:rsid="0015b942" officeooo:paragraph-rsid="0015b942"/>
    </style:style>
    <style:style style:name="P27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fo:font-weight="bold" officeooo:rsid="00286096" officeooo:paragraph-rsid="00286096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2e0e03" officeooo:paragraph-rsid="002e0e0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2e7e77" officeooo:paragraph-rsid="002e7e7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2fe65c" officeooo:paragraph-rsid="002fe65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30196b" officeooo:paragraph-rsid="0030196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30f56d" officeooo:paragraph-rsid="0030f56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321b3d" officeooo:paragraph-rsid="00321b3d" style:font-weight-asian="normal" style:font-weight-complex="normal"/>
    </style:style>
    <style:style style:name="T1" style:family="text">
      <style:text-properties officeooo:rsid="0015b942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b942" style:font-weight-asian="normal" style:font-weight-complex="normal"/>
    </style:style>
    <style:style style:name="T5" style:family="text">
      <style:text-properties fo:font-weight="normal" officeooo:rsid="0017e6d0" style:font-weight-asian="normal" style:font-weight-complex="normal"/>
    </style:style>
    <style:style style:name="T6" style:family="text">
      <style:text-properties fo:font-weight="normal" officeooo:rsid="0016911f" style:font-weight-asian="normal" style:font-weight-complex="normal"/>
    </style:style>
    <style:style style:name="T7" style:family="text">
      <style:text-properties fo:font-weight="normal" officeooo:rsid="001e5de8" style:font-weight-asian="normal" style:font-weight-complex="normal"/>
    </style:style>
    <style:style style:name="T8" style:family="text">
      <style:text-properties fo:font-weight="normal" officeooo:rsid="00224ae4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e5de8" style:font-weight-asian="bold" style:font-weight-complex="bold"/>
    </style:style>
    <style:style style:name="T10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2b16c0"/>
    </style:style>
    <style:style style:name="T12" style:family="text">
      <style:text-properties officeooo:rsid="002c3ead"/>
    </style:style>
    <style:style style:name="T13" style:family="text">
      <style:text-properties officeooo:rsid="002ca007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style:text-underline-style="none"/>
    </style:style>
    <style:style style:name="T16" style:family="text">
      <style:text-properties style:text-line-through-style="none" style:text-line-through-type="none" officeooo:rsid="003019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TD IPR</text:p>
      <text:p text:style-name="P2"/>
      <text:p text:style-name="P27">TD 1 :</text:p>
      <text:p text:style-name="P1">Prise en main du terminale linux : </text:p>
      <text:p text:style-name="P1"/>
      <text:p text:style-name="P3"><text:span text:style-name="T1">pwd : </text:span><text:span text:style-name="T2">Display the current working directory physical path </text:span><text:span text:style-name="T4">(montre le répertoire)</text:span></text:p>
      <text:p text:style-name="P8">/adhome/t/tl/tlanchec</text:p>
      <text:p text:style-name="P8"/>
      <text:p text:style-name="P8"/>
      <text:p text:style-name="P4"><text:span text:style-name="T4">l</text:span><text:span text:style-name="T6">s : </text:span><text:span text:style-name="T5">ce qui est présent dans le répertoire dans lequel nous sommes </text:span></text:p>
      <text:p text:style-name="P9">Bureau<text:tab/>Documents <text:s/>Images <text:s/>Modèles <text:s/>Musique <text:s/>Public <text:s/>Téléchargements <text:s/>Vidéos</text:p>
      <text:p text:style-name="P11"/>
      <text:p text:style-name="P10">cd : change directory (se déplacer vers un fichier) </text:p>
      <text:p text:style-name="P24">aller à la racine : cd /</text:p>
      <text:p text:style-name="P24">revenir dans le home : cd</text:p>
      <text:p text:style-name="P24"/>
      <text:p text:style-name="P12">Pour revenir en arrière on fait cd .. (.. = dossier précédent) ne pas oublier l’espace</text:p>
      <text:p text:style-name="P12"/>
      <text:p text:style-name="P13"/>
      <text:p text:style-name="P13"/>
      <text:p text:style-name="P13">Deux types de chemins : </text:p>
      <text:p text:style-name="P13">- absolu → commencera toujours par quelque chose (l’ensemble du chemin commençant par la racine)</text:p>
      <text:p text:style-name="P13">Ex : cd /adhome/t/tl/tlanchec</text:p>
      <text:p text:style-name="P13"/>
      <text:p text:style-name="P13">- relatif → relatif a la position où l’on est </text:p>
      <text:p text:style-name="P13">Ex : cd ./tlanchec</text:p>
      <text:p text:style-name="P13"/>
      <text:p text:style-name="P14">ls -l : liste les fichiers avec les informations </text:p>
      <text:p text:style-name="P14">ls- a : met en évidence les ficher cachés </text:p>
      <text:p text:style-name="P14">ls – al : fait les deux</text:p>
      <text:p text:style-name="P14"/>
      <text:p text:style-name="P15">touch : créer un fichier</text:p>
      <text:p text:style-name="P15">rm : supprime un fichier définitivement </text:p>
      <text:p text:style-name="P15">rmdir : supprimer un dossier</text:p>
      <text:p text:style-name="P15">mkdir : make directory (créer un dossier) </text:p>
      <text:p text:style-name="P6"><text:span text:style-name="T3">cp : copier un fichier </text:span><text:span text:style-name="T8">vers une direction</text:span></text:p>
      <text:p text:style-name="P7"><text:span text:style-name="T8">m</text:span><text:span text:style-name="T3">v : déplacer un fichier vers une direction<text:tab/></text:span></text:p>
      <text:p text:style-name="P14"/>
      <text:p text:style-name="P5"><text:span text:style-name="T9">man [COMMANDE] =&gt; Grosse liste d’aide</text:span><text:span text:style-name="T7"> </text:span></text:p>
      <text:p text:style-name="P14"/>
      <text:p text:style-name="P16"><text:span text:style-name="T10">TD 2 </text:span>:</text:p>
      <text:p text:style-name="P16"/>
      <text:p text:style-name="P17">cat : voir le contenue d’un fichier (cat IPR.odt)</text:p>
      <text:p text:style-name="P17">less : visualiser sans modifier (pour sortir  Q )</text:p>
      <text:p text:style-name="P17">head : première partie du fichiers</text:p>
      <text:p text:style-name="P17">tail : fin du ficher </text:p>
      <text:p text:style-name="P17">on peut donner des arguments si on veut que la derniere ligne :</text:p>
      <text:p text:style-name="P17">tail -n 1 nom du fichier </text:p>
      <text:p text:style-name="P18"/>
      <text:p text:style-name="P19">grep : rechercher dans un texte <text:span text:style-name="T11">(grep  mot   nom du ficher )</text:span></text:p>
      <text:p text:style-name="P20">si on veut plusieurs mots : (grep « mot mot » nom du fichier<text:span text:style-name="T12">)</text:span></text:p>
      <text:p text:style-name="P21"><text:soft-page-break/>rechercher un auteur : (grep AUTHOR nom du fichier )</text:p>
      <text:p text:style-name="P21">-<text:span text:style-name="T13">i = ignore case (ignore si il y a une majuscule ou minuscule donc -i author fonctionne aussi</text:span></text:p>
      <text:p text:style-name="P22">-n = montre à quel ligne il est (si on trouve plus où on a mit une fonction on peut la retrouver avec cette commande) </text:p>
      <text:p text:style-name="P22">-in met les deux</text:p>
      <text:p text:style-name="P21"/>
      <text:p text:style-name="P23">retrouver un paterne particulier (expression régulière) : grep -<text:span text:style-name="T14">En ‘[0-9]+-[a-zA-Z]+-</text:span><text:span text:style-name="T15">[0-9]</text:span><text:span text:style-name="T14">+’ nom du fichier</text:span></text:p>
      <text:p text:style-name="P28"/>
      <text:p text:style-name="P29">wc : </text:p>
      <text:p text:style-name="P29"/>
      <text:p text:style-name="P29"/>
      <text:p text:style-name="P30">PYTHON : </text:p>
      <text:p text:style-name="P30"/>
      <text:p text:style-name="P30">2 modes : </text:p>
      <text:p text:style-name="P30"/>
      <text:p text:style-name="P30">BATCH : utilisation d’outils, écriture de scripts</text:p>
      <text:p text:style-name="P30">Plus facile à utiliser et sauvegarder <text:tab/></text:p>
      <text:p text:style-name="P30"/>
      <text:p text:style-name="P30">INTERACTIF : utiliser python via directement le terminal </text:p>
      <text:p text:style-name="P30"/>
      <text:p text:style-name="P30"/>
      <text:p text:style-name="P30"/>
      <text:p text:style-name="P30"/>
      <text:p text:style-name="P25"><text:span text:style-name="T14">dans le terminal : vi </text:span><text:span text:style-name="T16">ou vim</text:span></text:p>
      <text:p text:style-name="P30">Passer de commande à insertion : i</text:p>
      <text:p text:style-name="P30">revenir en arrière : echap</text:p>
      <text:p text:style-name="P30"/>
      <text:p text:style-name="P25"><text:span text:style-name="T14">pour sauvegarder le fichier il faut être dans les commande et taper: w (enregistrer) q(quitter) nom du fichier.</text:span><text:span text:style-name="T16">py (sinon il s’enregistre en txt)</text:span></text:p>
      <text:p text:style-name="P31">Le fichier s’enregistre là où on a executer la commande vi</text:p>
      <text:p text:style-name="P25"><text:span text:style-name="T14">Executer python dans linux : python</text:span><text:span text:style-name="T16">3</text:span><text:span text:style-name="T14"> nom du fichier.py </text:span></text:p>
      <text:p text:style-name="P30"/>
      <text:p text:style-name="P32">gedit : modifier son script </text:p>
      <text:p text:style-name="P32"/>
      <text:p text:style-name="P32">Ou utilisation de spyder (c’est de la frappe)</text:p>
      <text:p text:style-name="P33">jupyter-notebook (le truc que le prof avait utilisé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08:03:13.630586162</meta:creation-date>
    <dc:date>2022-03-02T08:09:43.633175432</dc:date>
    <meta:editing-duration>PT2H38M38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449" meta:character-count="2454" meta:non-whitespace-character-count="2027"/>
  </office:meta>
</office:document-meta>
</file>